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8pt" fo:hyphenate="true"/>
    </style:style>
    <style:style style:name="P2" style:family="paragraph">
      <style:text-properties fo:font-size="20pt" fo:font-weight="bold" style:font-size-asian="20pt" style:font-size-complex="20pt" fo:hyphenate="true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rect draw:style-name="gr1" draw:text-style-name="P1" xml:id="id4" draw:id="id4" draw:layer="layout" svg:width="3.601cm" svg:height="1.868cm" svg:x="2.778cm" svg:y="15.846cm">
          <text:p text:style-name="P1">History quotes for </text:p>
          <text:p text:style-name="P1">all stocks</text:p>
        </draw:rect>
        <draw:rect draw:style-name="gr1" draw:text-style-name="P1" xml:id="id9" draw:id="id9" draw:layer="layout" svg:width="3.55cm" svg:height="2.077cm" draw:transform="skewX (-0.0033161255787886) rotate (-0.0034906585051744) translate (2.779cm 12.282cm)">
          <text:p text:style-name="P1">Real time quotes</text:p>
          <text:p text:style-name="P1">for selected stocks</text:p>
        </draw:rect>
        <draw:rect draw:style-name="gr1" draw:text-style-name="P1" xml:id="id3" draw:id="id3" draw:layer="layout" svg:width="3.521cm" svg:height="1.868cm" svg:x="2.778cm" svg:y="6.536cm">
          <text:p text:style-name="P1">Market events for </text:p>
          <text:p text:style-name="P1">selected stocks </text:p>
        </draw:rect>
        <draw:rect draw:style-name="gr1" draw:text-style-name="P1" xml:id="id8" draw:id="id8" draw:layer="layout" svg:width="3.521cm" svg:height="2.064cm" draw:transform="skewX (-0.0033161255787886) rotate (-0.0034906585051744) translate (2.778cm 21.344cm)">
          <text:p text:style-name="P1">Financial data </text:p>
          <text:p text:style-name="P1">for all stocks</text:p>
        </draw:rect>
        <draw:rect draw:style-name="gr1" draw:text-style-name="P1" xml:id="id1" draw:id="id1" draw:layer="layout" svg:width="3.521cm" svg:height="1.636cm" svg:x="2.778cm" svg:y="4.146cm">
          <text:p text:style-name="P1">General market </text:p>
          <text:p text:style-name="P1">events</text:p>
        </draw:rect>
        <draw:rect draw:style-name="gr1" draw:text-style-name="P1" xml:id="id11" draw:id="id11" draw:layer="layout" svg:width="3.564cm" svg:height="1.868cm" svg:x="2.778cm" svg:y="9.786cm">
          <text:p text:style-name="P1">Market data</text:p>
        </draw:rect>
        <draw:ellipse draw:style-name="gr1" draw:text-style-name="P1" xml:id="id5" draw:id="id5" draw:layer="layout" svg:width="2.755cm" svg:height="1.616cm" draw:transform="skewX (0.050614548307826) translate (8.285cm 16.846cm)">
          <text:p text:style-name="P1">Stop loss </text:p>
          <text:p text:style-name="P1">calculation</text:p>
        </draw:ellipse>
        <draw:ellipse draw:style-name="gr1" draw:text-style-name="P1" xml:id="id6" draw:id="id6" draw:layer="layout" svg:width="2.755cm" svg:height="1.615cm" draw:transform="skewX (0.0507890812330254) translate (8.31cm 18.796cm)">
          <text:p text:style-name="P1">Stock selection</text:p>
        </draw:ellipse>
        <draw:ellipse draw:style-name="gr1" draw:text-style-name="P1" xml:id="id7" draw:id="id7" draw:layer="layout" svg:width="2.755cm" svg:height="1.615cm" draw:transform="skewX (0.0507890812330254) translate (8.248cm 14.601cm)">
          <text:p text:style-name="P1">Market trend</text:p>
          <text:p text:style-name="P1">analysis</text:p>
        </draw:ellipse>
        <draw:ellipse draw:style-name="gr1" draw:text-style-name="P1" xml:id="id2" draw:id="id2" draw:layer="layout" svg:width="2.755cm" svg:height="1.616cm" draw:transform="skewX (0.050614548307826) translate (8.151cm 5.678cm)">
          <text:p text:style-name="P1">Trading alert</text:p>
        </draw:ellipse>
        <draw:connector draw:style-name="gr2" draw:text-style-name="P1" draw:layer="layout" draw:type="line" svg:x1="6.299cm" svg:y1="4.964cm" svg:x2="8.11cm" svg:y2="6.486cm" draw:start-shape="id1" draw:start-glue-point="1" draw:end-shape="id2" draw:end-glue-point="3" svg:d="m6299 4964 1811 1522">
          <text:p/>
        </draw:connector>
        <draw:connector draw:style-name="gr2" draw:text-style-name="P1" draw:layer="layout" draw:type="line" svg:x1="6.299cm" svg:y1="7.47cm" svg:x2="8.11cm" svg:y2="6.486cm" draw:start-shape="id3" draw:start-glue-point="1" draw:end-shape="id2" draw:end-glue-point="3" svg:d="m6299 7470 1811-984">
          <text:p/>
        </draw:connector>
        <draw:connector draw:style-name="gr2" draw:text-style-name="P1" draw:layer="layout" draw:type="line" svg:x1="6.379cm" svg:y1="16.78cm" svg:x2="8.244cm" svg:y2="17.654cm" draw:start-shape="id4" draw:start-glue-point="1" draw:end-shape="id5" draw:end-glue-point="3" svg:d="m6379 16780 1865 874">
          <text:p/>
        </draw:connector>
        <draw:connector draw:style-name="gr2" draw:text-style-name="P1" draw:layer="layout" draw:type="line" svg:x1="6.379cm" svg:y1="16.78cm" svg:x2="8.269cm" svg:y2="19.603cm" draw:start-shape="id4" draw:start-glue-point="1" draw:end-shape="id6" draw:end-glue-point="3" svg:d="m6379 16780 1890 2823">
          <text:p/>
        </draw:connector>
        <draw:connector draw:style-name="gr2" draw:text-style-name="P1" draw:layer="layout" draw:type="line" svg:x1="6.379cm" svg:y1="16.78cm" svg:x2="8.207cm" svg:y2="15.408cm" draw:start-shape="id4" draw:start-glue-point="1" draw:end-shape="id7" draw:end-glue-point="3" svg:d="m6379 16780 1828-1372">
          <text:p/>
        </draw:connector>
        <draw:connector draw:style-name="gr2" draw:text-style-name="P1" draw:layer="layout" svg:x1="6.298cm" svg:y1="22.388cm" svg:x2="9.605cm" svg:y2="20.411cm" draw:start-shape="id8" draw:start-glue-point="1" draw:end-shape="id6" draw:end-glue-point="2" svg:d="m6298 22388h3307v-1977">
          <text:p/>
        </draw:connector>
        <draw:ellipse draw:style-name="gr1" draw:text-style-name="P1" xml:id="id10" draw:id="id10" draw:layer="layout" svg:width="2.756cm" svg:height="1.616cm" draw:transform="skewX (0.0500909495322278) translate (8.23cm 12.051cm)">
          <text:p text:style-name="P1">Intra-day </text:p>
          <text:p text:style-name="P1">monitoring?</text:p>
        </draw:ellipse>
        <draw:connector draw:style-name="gr2" draw:text-style-name="P1" draw:layer="layout" draw:type="line" svg:x1="6.328cm" svg:y1="13.332cm" svg:x2="8.189cm" svg:y2="12.859cm" draw:start-shape="id9" draw:start-glue-point="1" draw:end-shape="id10" draw:end-glue-point="3" svg:d="m6328 13332 1861-473">
          <text:p/>
        </draw:connector>
        <draw:frame draw:style-name="gr3" draw:text-style-name="P2" draw:layer="layout" svg:width="11.149cm" svg:height="1.055cm" svg:x="4.937cm" svg:y="1.762cm">
          <draw:text-box>
            <text:p text:style-name="P2"><text:span text:style-name="T1">Data and algorithm architecture</text:span></text:p>
          </draw:text-box>
        </draw:frame>
        <draw:ellipse draw:style-name="gr1" draw:text-style-name="P1" xml:id="id12" draw:id="id12" draw:layer="layout" svg:width="3.671cm" svg:height="2.072cm" draw:transform="skewX (0.0500909495322278) translate (7.775cm 9.001cm)">
          <text:p text:style-name="P1">Subjective market</text:p>
          <text:p text:style-name="P1">Analysis?</text:p>
        </draw:ellipse>
        <draw:connector draw:style-name="gr2" draw:text-style-name="P1" draw:layer="layout" draw:type="line" svg:x1="6.342cm" svg:y1="10.72cm" svg:x2="7.723cm" svg:y2="10.037cm" draw:start-shape="id11" draw:start-glue-point="1" draw:end-shape="id12" draw:end-glue-point="3" svg:d="m6342 10720 1381-6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ng Li</meta:initial-creator>
    <meta:creation-date>2013-10-07T11:14:09.63</meta:creation-date>
    <dc:date>2013-10-07T12:14:51.55</dc:date>
    <dc:creator>Ping Li</dc:creator>
    <meta:editing-duration>PT29M29S</meta:editing-duration>
    <meta:editing-cycles>5</meta:editing-cycles>
    <meta:generator>OpenOffice/4.0.1$Win32 OpenOffice.org_project/401m5$Build-9714</meta:generator>
    <meta:document-statistic meta:object-count="21"/>
  </office:meta>
</office:document-meta>
</file>